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8d8dc" officeooo:paragraph-rsid="0018d8dc" style:font-size-asian="16pt" style:font-size-complex="16pt"/>
    </style:style>
    <style:style style:name="P2" style:family="paragraph" style:parent-style-name="Standard">
      <style:text-properties fo:font-size="16pt" officeooo:rsid="0018d8dc" officeooo:paragraph-rsid="0018d8dc" style:font-size-asian="16pt" style:font-size-complex="16pt"/>
    </style:style>
    <style:style style:name="P3" style:family="paragraph" style:parent-style-name="Standard">
      <style:text-properties fo:font-size="16pt" officeooo:rsid="001d4dbe" officeooo:paragraph-rsid="001d4dbe" style:font-size-asian="16pt" style:font-size-complex="16pt"/>
    </style:style>
    <style:style style:name="P4" style:family="paragraph" style:parent-style-name="Standard">
      <style:text-properties fo:font-size="16pt" fo:font-weight="bold" officeooo:rsid="001f1fd8" officeooo:paragraph-rsid="001f1fd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d4dbe" officeooo:paragraph-rsid="001d4db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fd8" style:font-weight-asian="bold" style:font-weight-complex="bold"/>
    </style:style>
    <style:style style:name="T3" style:family="text">
      <style:text-properties officeooo:rsid="001d4dbe"/>
    </style:style>
    <style:style style:name="T4" style:family="text">
      <style:text-properties officeooo:rsid="002a05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PRINT A</text:span> </text:p>
      <text:p text:style-name="P1"/>
      <text:p text:style-name="P1"><text:span text:style-name="T1">User story 1:</text:span> </text:p>
      <text:p text:style-name="P1">As a member of the HR team, </text:p>
      <text:p text:style-name="P1">I want to enter employees' details <text:span text:style-name="T3">so that the system records their information.</text:span></text:p>
      <text:p text:style-name="P1"/>
      <text:p text:style-name="P1">Acceptance criteria: </text:p>
      <text:p text:style-name="P1">The following fields must be stored in the system </text:p>
      <text:p text:style-name="P1"><text:s/>- Name </text:p>
      <text:p text:style-name="P1"><text:s/>- Address </text:p>
      <text:p text:style-name="P1"><text:s/>- National Insurance Number </text:p>
      <text:p text:style-name="P1"><text:s/>- Bank account IBAN/BIC </text:p>
      <text:p text:style-name="P1"><text:s/>- Starting salary <text:s/></text:p>
      <text:p text:style-name="P1"><text:s/>- Employee number </text:p>
      <text:p text:style-name="P1"/>
      <text:p text:style-name="P1"><text:span text:style-name="T1">User story 2:</text:span> </text:p>
      <text:p text:style-name="P1">As a member of the HR team, </text:p>
      <text:p text:style-name="P1">I want to generate a report containing employees per department </text:p>
      <text:p text:style-name="P1">so that BU heads can see who is in each department. </text:p>
      <text:p text:style-name="P1"/>
      <text:p text:style-name="P1">======= </text:p>
      <text:p text:style-name="P4">SPRINT B</text:p>
      <text:p text:style-name="P1"/>
      <text:p text:style-name="P1"><text:span text:style-name="T1">User story 3:</text:span> </text:p>
      <text:p text:style-name="P1"/>
      <text:p text:style-name="P1">As a member of the HR team </text:p>
      <text:p text:style-name="P1">I want to be able to add Sales employees (employees who also have commission rate and total sales so far this period). </text:p>
      <text:p text:style-name="P1"/>
      <text:p text:style-name="P1"><text:span text:style-name="T1">User story 4:</text:span> </text:p>
      <text:p text:style-name="P1">As a member of finance team </text:p>
      <text:p text:style-name="P1">I want to generate a report containing each employee and their gross pay for the current pay period </text:p>
      <text:p text:style-name="P1">Acceptance criteria: </text:p>
      <text:p text:style-name="P1">The pay is net of a simple tax rate (25%) and, for sales employees, their <text:span text:style-name="T4">commission for the </text:span>total sales <text:span text:style-name="T4">they made </text:span>for that period, which will then be reset before the start of the next period. </text:p>
      <text:p text:style-name="P1"/>
      <text:p text:style-name="P1"><text:soft-page-break/><text:s/></text:p>
      <text:p text:style-name="P1"><text:span text:style-name="T1">User story 5:</text:span> </text:p>
      <text:p text:style-name="P1">As a manager of the sales team </text:p>
      <text:p text:style-name="P1">I want to see which sales employee has the highest sales total for this period so they can get many high fives. </text:p>
      <text:p text:style-name="P1"/>
      <text:p text:style-name="P1">========= </text:p>
      <text:p text:style-name="P1"/>
      <text:p text:style-name="P1"><text:span text:style-name="T2">SPRINT C</text:span> </text:p>
      <text:p text:style-name="P1"/>
      <text:p text:style-name="P1"><text:span text:style-name="T1">User story 6:</text:span> </text:p>
      <text:p text:style-name="P1">As a talent manager </text:p>
      <text:p text:style-name="P1">I want to create projects and assign employees to projects. I want to see which employees are assigned to each project. </text:p>
      <text:p text:style-name="P1"/>
      <text:p text:style-name="P5">User story 7:</text:p>
      <text:p text:style-name="P3">As a talent manager</text:p>
      <text:p text:style-name="P3">I want to see be able to see projects that have no employees assigned, employees that have not been assigned to projects, and the number of employees on any particular project.</text:p>
      <text:p text:style-name="P1"/>
      <text:p text:style-name="P1">========================================= </text:p>
      <text:p text:style-name="P1"><text:span text:style-name="T1">NFRs:</text:span> </text:p>
      <text:p text:style-name="P1"/>
      <text:p text:style-name="P1">Master branch must be in a demonstrable (working) condition at all times in case we need to demonstrate to a client at short notice. </text:p>
      <text:p text:style-name="P1"/>
      <text:p text:style-name="P1">The application should not crash under normal operation. </text:p>
      <text:p text:style-name="P1"/>
      <text:p text:style-name="P1">The application's database account should have the minimum permissions required to perform its functions. </text:p>
      <text:p text:style-name="P1"/>
      <text:p text:style-name="P1">The application should connect to the database a minimal number of times. </text:p>
      <text:p text:style-name="P1"/>
      <text:p text:style-name="P1">The development application should be resilient and should survive the loss of any single developer machine. </text:p>
      <text:p text:style-name="P1"/>
      <text:p text:style-name="P1">The application should respond gracefully in the event of a database network failu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nos User</meta:initial-creator>
    <meta:creation-date>2015-08-20T09:23:33.586701963</meta:creation-date>
    <dc:date>2016-06-30T09:09:42.520888724</dc:date>
    <dc:creator>Kainos User</dc:creator>
    <meta:editing-duration>P8DT16H47M5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376" meta:character-count="2156" meta:non-whitespace-character-count="1777"/>
  </office:meta>
</office:document-meta>
</file>